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4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4-05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9784" calcext:value-type="float">
            <text:p>11.4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0513548387" calcext:value-type="float">
            <text:p>11.5090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19267096774" calcext:value-type="float">
            <text:p>10.9419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45700645161" calcext:value-type="float">
            <text:p>10.8045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2256" calcext:value-type="float">
            <text:p>10.77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68198709677" calcext:value-type="float">
            <text:p>10.8368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0802758621" calcext:value-type="float">
            <text:p>11.10008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9595" calcext:value-type="float">
            <text:p>11.4869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21447741936" calcext:value-type="float">
            <text:p>12.0721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7036" calcext:value-type="float">
            <text:p>12.60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50755" calcext:value-type="float">
            <text:p>12.415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26" calcext:value-type="float">
            <text:p>11.85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9175" calcext:value-type="float">
            <text:p>11.531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36614193548" calcext:value-type="float">
            <text:p>11.203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7896774194" calcext:value-type="float">
            <text:p>10.914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27448" calcext:value-type="float">
            <text:p>10.63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45992258065" calcext:value-type="float">
            <text:p>10.6445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4460689655" calcext:value-type="float">
            <text:p>10.75544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1896" calcext:value-type="float">
            <text:p>10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45907368421" calcext:value-type="float">
            <text:p>11.624590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16944" calcext:value-type="float">
            <text:p>11.32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94725" calcext:value-type="float">
            <text:p>11.019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6743225807" calcext:value-type="float">
            <text:p>11.0856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8832" calcext:value-type="float">
            <text:p>10.90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97347096774" calcext:value-type="float">
            <text:p>10.9297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8448" calcext:value-type="float">
            <text:p>10.92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4668631579" calcext:value-type="float">
            <text:p>11.044668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6701" calcext:value-type="float">
            <text:p>11.196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0552258065" calcext:value-type="float">
            <text:p>11.245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7388387097" calcext:value-type="float">
            <text:p>11.257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51308387097" calcext:value-type="float">
            <text:p>10.965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48855" calcext:value-type="float">
            <text:p>10.8948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0661052632" calcext:value-type="float">
            <text:p>10.876066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8407" calcext:value-type="float">
            <text:p>11.638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18854193548" calcext:value-type="float">
            <text:p>11.4718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8053333333" calcext:value-type="float">
            <text:p>11.8198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31552" calcext:value-type="float">
            <text:p>11.53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9409032258" calcext:value-type="float">
            <text:p>11.1169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70728" calcext:value-type="float">
            <text:p>10.71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30475" calcext:value-type="float">
            <text:p>10.8203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5996" calcext:value-type="float">
            <text:p>10.6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762" calcext:value-type="float">
            <text:p>10.668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2904827586" calcext:value-type="float">
            <text:p>10.7192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88935" calcext:value-type="float">
            <text:p>10.958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4523870968" calcext:value-type="float">
            <text:p>11.362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63618064516" calcext:value-type="float">
            <text:p>11.596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1997419355" calcext:value-type="float">
            <text:p>11.676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4256" calcext:value-type="float">
            <text:p>11.99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766375" calcext:value-type="float">
            <text:p>11.7876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80335483871" calcext:value-type="float">
            <text:p>11.428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68887741936" calcext:value-type="float">
            <text:p>11.1668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26611612903" calcext:value-type="float">
            <text:p>10.9926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43731612903" calcext:value-type="float">
            <text:p>10.9743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62815483871" calcext:value-type="float">
            <text:p>11.126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39385714286" calcext:value-type="float">
            <text:p>11.3739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726275" calcext:value-type="float">
            <text:p>11.6272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685775" calcext:value-type="float">
            <text:p>12.196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0648" calcext:value-type="float">
            <text:p>12.55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235475" calcext:value-type="float">
            <text:p>11.9823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41112" calcext:value-type="float">
            <text:p>11.96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5610322581" calcext:value-type="float">
            <text:p>11.801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5105" calcext:value-type="float">
            <text:p>11.7045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088" calcext:value-type="float">
            <text:p>11.2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70475" calcext:value-type="float">
            <text:p>10.972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8688" calcext:value-type="float">
            <text:p>10.86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336775" calcext:value-type="float">
            <text:p>10.943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4791428571" calcext:value-type="float">
            <text:p>11.1814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388" calcext:value-type="float">
            <text:p>11.4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8916129032" calcext:value-type="float">
            <text:p>11.963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01465" calcext:value-type="float">
            <text:p>11.840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77465" calcext:value-type="float">
            <text:p>11.6877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3384" calcext:value-type="float">
            <text:p>11.26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9501935484" calcext:value-type="float">
            <text:p>11.0929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77329032258" calcext:value-type="float">
            <text:p>11.357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2771612903" calcext:value-type="float">
            <text:p>11.3492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02336" calcext:value-type="float">
            <text:p>11.4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03145" calcext:value-type="float">
            <text:p>11.660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5362857143" calcext:value-type="float">
            <text:p>12.1285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37975" calcext:value-type="float">
            <text:p>12.5633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5463225806" calcext:value-type="float">
            <text:p>13.1095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9703225807" calcext:value-type="float">
            <text:p>13.072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14095483871" calcext:value-type="float">
            <text:p>12.531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38208" calcext:value-type="float">
            <text:p>12.38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2045" calcext:value-type="float">
            <text:p>12.6852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3940645161" calcext:value-type="float">
            <text:p>12.4443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9682580645" calcext:value-type="float">
            <text:p>12.527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8766451613" calcext:value-type="float">
            <text:p>12.2988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1770322581" calcext:value-type="float">
            <text:p>12.5391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212137931" calcext:value-type="float">
            <text:p>13.0222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47047741936" calcext:value-type="float">
            <text:p>13.504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86371612903" calcext:value-type="float">
            <text:p>13.8486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67624" calcext:value-type="float">
            <text:p>13.51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1992516129" calcext:value-type="float">
            <text:p>13.311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71744" calcext:value-type="float">
            <text:p>13.2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14317419355" calcext:value-type="float">
            <text:p>13.151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2103225807" calcext:value-type="float">
            <text:p>13.088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5704" calcext:value-type="float">
            <text:p>12.61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1054545455" calcext:value-type="float">
            <text:p>11.7311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4552258065" calcext:value-type="float">
            <text:p>11.3974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25158709677" calcext:value-type="float">
            <text:p>11.4525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2796" calcext:value-type="float">
            <text:p>11.70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0689032258" calcext:value-type="float">
            <text:p>12.141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89687741936" calcext:value-type="float">
            <text:p>12.5689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8112" calcext:value-type="float">
            <text:p>12.48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9448" calcext:value-type="float">
            <text:p>11.5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71486451613" calcext:value-type="float">
            <text:p>11.427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28" calcext:value-type="float">
            <text:p>11.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5636129032" calcext:value-type="float">
            <text:p>11.6255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9888571429" calcext:value-type="float">
            <text:p>11.9939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7442580645" calcext:value-type="float">
            <text:p>12.259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20049032258" calcext:value-type="float">
            <text:p>12.7720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44" calcext:value-type="float">
            <text:p>12.9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93437419355" calcext:value-type="float">
            <text:p>13.209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3786666667" calcext:value-type="float">
            <text:p>12.8933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4788173913" calcext:value-type="float">
            <text:p>13.064788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52469090909" calcext:value-type="float">
            <text:p>12.95524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0408888889" calcext:value-type="float">
            <text:p>12.50504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06758709677" calcext:value-type="float">
            <text:p>11.9706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7096" calcext:value-type="float">
            <text:p>11.72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59855483871" calcext:value-type="float">
            <text:p>11.805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56645517241" calcext:value-type="float">
            <text:p>12.1356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72011428571" calcext:value-type="float">
            <text:p>12.7672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6101538462" calcext:value-type="float">
            <text:p>13.90861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9168" calcext:value-type="float">
            <text:p>13.53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69125" calcext:value-type="float">
            <text:p>13.39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45883076923" calcext:value-type="float">
            <text:p>12.85458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5664516129" calcext:value-type="float">
            <text:p>12.80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41971612903" calcext:value-type="float">
            <text:p>12.6141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52176" calcext:value-type="float">
            <text:p>12.48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82232258065" calcext:value-type="float">
            <text:p>12.208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15208" calcext:value-type="float">
            <text:p>11.76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9610322581" calcext:value-type="float">
            <text:p>11.572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134" calcext:value-type="float">
            <text:p>11.74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72572903226" calcext:value-type="float">
            <text:p>12.247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4149677419" calcext:value-type="float">
            <text:p>12.771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0312" calcext:value-type="float">
            <text:p>13.1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89512258065" calcext:value-type="float">
            <text:p>12.6989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5784" calcext:value-type="float">
            <text:p>12.42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54350967742" calcext:value-type="float">
            <text:p>12.465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4113548387" calcext:value-type="float">
            <text:p>12.103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4968" calcext:value-type="float">
            <text:p>11.82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5783225807" calcext:value-type="float">
            <text:p>11.4605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97032" calcext:value-type="float">
            <text:p>11.23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9636129032" calcext:value-type="float">
            <text:p>11.015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7342857143" calcext:value-type="float">
            <text:p>11.045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6206451613" calcext:value-type="float">
            <text:p>11.393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3339354839" calcext:value-type="float">
            <text:p>12.049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44104" calcext:value-type="float">
            <text:p>12.22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4732903226" calcext:value-type="float">
            <text:p>11.689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3328" calcext:value-type="float">
            <text:p>11.52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0776774194" calcext:value-type="float">
            <text:p>11.3140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298496" calcext:value-type="float">
            <text:p>11.202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9024" calcext:value-type="float">
            <text:p>11.20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7656774194" calcext:value-type="float">
            <text:p>11.103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9432" calcext:value-type="float">
            <text:p>11.00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89708387097" calcext:value-type="float">
            <text:p>11.208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66948571429" calcext:value-type="float">
            <text:p>11.5466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77491612903" calcext:value-type="float">
            <text:p>12.0777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4867096774" calcext:value-type="float">
            <text:p>12.3744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03312" calcext:value-type="float">
            <text:p>12.20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8978064516" calcext:value-type="float">
            <text:p>12.074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5952" calcext:value-type="float">
            <text:p>11.89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61127741936" calcext:value-type="float">
            <text:p>11.8161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7006451613" calcext:value-type="float">
            <text:p>11.652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3384" calcext:value-type="float">
            <text:p>11.77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47597419355" calcext:value-type="float">
            <text:p>11.5847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90984" calcext:value-type="float">
            <text:p>11.37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4916129032" calcext:value-type="float">
            <text:p>11.04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16557241379" calcext:value-type="float">
            <text:p>11.1716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9610322581" calcext:value-type="float">
            <text:p>11.572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45047741936" calcext:value-type="float">
            <text:p>11.9045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55648" calcext:value-type="float">
            <text:p>11.6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36670967742" calcext:value-type="float">
            <text:p>11.273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92876923077" calcext:value-type="float">
            <text:p>11.2992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89708387097" calcext:value-type="float">
            <text:p>11.208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112516129" calcext:value-type="float">
            <text:p>11.224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5728" calcext:value-type="float">
            <text:p>11.2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6007741936" calcext:value-type="float">
            <text:p>11.1486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63736" calcext:value-type="float">
            <text:p>11.0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6968888889" calcext:value-type="float">
            <text:p>11.1496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0491428571" calcext:value-type="float">
            <text:p>11.5510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38845714286" calcext:value-type="float">
            <text:p>11.7038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55112258064" calcext:value-type="float">
            <text:p>11.8455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62088" calcext:value-type="float">
            <text:p>12.18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4012903226" calcext:value-type="float">
            <text:p>12.63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084631579" calcext:value-type="float">
            <text:p>13.230084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5029677419" calcext:value-type="float">
            <text:p>13.475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393" calcext:value-type="float">
            <text:p>13.304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7382857143" calcext:value-type="float">
            <text:p>13.2367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1677419355" calcext:value-type="float">
            <text:p>12.563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7904" calcext:value-type="float">
            <text:p>12.21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8461935484" calcext:value-type="float">
            <text:p>12.1658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10057142857" calcext:value-type="float">
            <text:p>12.401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11915" calcext:value-type="float">
            <text:p>12.581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81657142857" calcext:value-type="float">
            <text:p>12.538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47016" calcext:value-type="float">
            <text:p>12.67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8903225807" calcext:value-type="float">
            <text:p>12.432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2556" calcext:value-type="float">
            <text:p>12.32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11842580645" calcext:value-type="float">
            <text:p>12.351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6192" calcext:value-type="float">
            <text:p>12.21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6856774194" calcext:value-type="float">
            <text:p>11.9876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6596" calcext:value-type="float">
            <text:p>11.6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9349677419" calcext:value-type="float">
            <text:p>11.597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5478" calcext:value-type="float">
            <text:p>11.82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615483871" calcext:value-type="float">
            <text:p>12.126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0490322581" calcext:value-type="float">
            <text:p>12.277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63" calcext:value-type="float">
            <text:p>12.3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4178064516" calcext:value-type="float">
            <text:p>12.044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13576" calcext:value-type="float">
            <text:p>12.0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07563870968" calcext:value-type="float">
            <text:p>12.270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45334193548" calcext:value-type="float">
            <text:p>12.0845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8064" calcext:value-type="float">
            <text:p>11.6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2503225807" calcext:value-type="float">
            <text:p>11.122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2704" calcext:value-type="float">
            <text:p>10.8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41824516129" calcext:value-type="float">
            <text:p>10.874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50364137931" calcext:value-type="float">
            <text:p>11.0250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0960516129" calcext:value-type="float">
            <text:p>11.150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29210322581" calcext:value-type="float">
            <text:p>11.2529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5368" calcext:value-type="float">
            <text:p>11.3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07112258065" calcext:value-type="float">
            <text:p>11.5407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5368" calcext:value-type="float">
            <text:p>11.7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09308387097" calcext:value-type="float">
            <text:p>11.650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22152258065" calcext:value-type="float">
            <text:p>11.3822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0456" calcext:value-type="float">
            <text:p>11.49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53734193548" calcext:value-type="float">
            <text:p>11.1853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86392" calcext:value-type="float">
            <text:p>11.10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22735483871" calcext:value-type="float">
            <text:p>11.062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38837142857" calcext:value-type="float">
            <text:p>11.0438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4727741936" calcext:value-type="float">
            <text:p>11.2674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539" calcext:value-type="float">
            <text:p>11.55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21371428572" calcext:value-type="float">
            <text:p>11.1121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4503225806" calcext:value-type="float">
            <text:p>10.817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58944" calcext:value-type="float">
            <text:p>10.63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8544516129" calcext:value-type="float">
            <text:p>10.535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354" calcext:value-type="float">
            <text:p>10.45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76877419355" calcext:value-type="float">
            <text:p>10.627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0255483871" calcext:value-type="float">
            <text:p>10.77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7128" calcext:value-type="float">
            <text:p>10.88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712516129" calcext:value-type="float">
            <text:p>11.071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48818064516" calcext:value-type="float">
            <text:p>11.1848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21230967742" calcext:value-type="float">
            <text:p>11.112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60384" calcext:value-type="float">
            <text:p>11.02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22967741936" calcext:value-type="float">
            <text:p>11.002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2352" calcext:value-type="float">
            <text:p>10.92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61721290323" calcext:value-type="float">
            <text:p>10.816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7618181818" calcext:value-type="float">
            <text:p>10.9097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51192258064" calcext:value-type="float">
            <text:p>10.9951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46910967742" calcext:value-type="float">
            <text:p>11.0846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03546666667" calcext:value-type="float">
            <text:p>11.0503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9427096774" calcext:value-type="float">
            <text:p>11.069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0448" calcext:value-type="float">
            <text:p>11.12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86818064516" calcext:value-type="float">
            <text:p>11.1086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9256" calcext:value-type="float">
            <text:p>10.78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2456774194" calcext:value-type="float">
            <text:p>10.7532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8096" calcext:value-type="float">
            <text:p>10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54895483871" calcext:value-type="float">
            <text:p>10.885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14044137931" calcext:value-type="float">
            <text:p>10.9214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81558709677" calcext:value-type="float">
            <text:p>10.858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6071111111" calcext:value-type="float">
            <text:p>10.71360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6736" calcext:value-type="float">
            <text:p>10.4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28872258065" calcext:value-type="float">
            <text:p>10.662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032928" calcext:value-type="float">
            <text:p>10.620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8183225807" calcext:value-type="float">
            <text:p>10.713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14699354839" calcext:value-type="float">
            <text:p>10.851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2397241379" calcext:value-type="float">
            <text:p>11.27223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1936" calcext:value-type="float">
            <text:p>10.7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27081290323" calcext:value-type="float">
            <text:p>10.5327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42294285714" calcext:value-type="float">
            <text:p>10.54422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31419354839" calcext:value-type="float">
            <text:p>10.513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2438709677" calcext:value-type="float">
            <text:p>10.41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6983529412" calcext:value-type="float">
            <text:p>10.876698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30422857143" calcext:value-type="float">
            <text:p>10.8430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4105454545" calcext:value-type="float">
            <text:p>10.93941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37686153846" calcext:value-type="float">
            <text:p>10.63376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7275789474" calcext:value-type="float">
            <text:p>10.533727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69713846154" calcext:value-type="float">
            <text:p>10.52697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16495483871" calcext:value-type="float">
            <text:p>10.641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388" calcext:value-type="float">
            <text:p>10.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83009230769" calcext:value-type="float">
            <text:p>10.84830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18978064516" calcext:value-type="float">
            <text:p>10.931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2716" calcext:value-type="float">
            <text:p>11.0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0717419355" calcext:value-type="float">
            <text:p>11.033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7936" calcext:value-type="float">
            <text:p>10.6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11409032258" calcext:value-type="float">
            <text:p>10.431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2992" calcext:value-type="float">
            <text:p>10.29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53458064516" calcext:value-type="float">
            <text:p>10.325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36205714286" calcext:value-type="float">
            <text:p>10.3536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9478709677" calcext:value-type="float">
            <text:p>10.3369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9927741936" calcext:value-type="float">
            <text:p>10.4749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3488" calcext:value-type="float">
            <text:p>10.51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61726451613" calcext:value-type="float">
            <text:p>10.476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0384" calcext:value-type="float">
            <text:p>10.51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8344615385" calcext:value-type="float">
            <text:p>10.51583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6257142857" calcext:value-type="float">
            <text:p>10.503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45" calcext:value-type="float">
            <text:p>10.4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98344" calcext:value-type="float">
            <text:p>10.40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968516129" calcext:value-type="float">
            <text:p>10.452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3715862069" calcext:value-type="float">
            <text:p>10.5273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4462" calcext:value-type="float">
            <text:p>10.55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48923076923" calcext:value-type="float">
            <text:p>10.714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10656" calcext:value-type="float">
            <text:p>10.76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40265806452" calcext:value-type="float">
            <text:p>10.6840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8152" calcext:value-type="float">
            <text:p>10.61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2655483871" calcext:value-type="float">
            <text:p>10.617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0583225807" calcext:value-type="float">
            <text:p>10.7290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98" calcext:value-type="float">
            <text:p>10.63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57501935484" calcext:value-type="float">
            <text:p>10.635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76648" calcext:value-type="float">
            <text:p>10.62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9225806452" calcext:value-type="float">
            <text:p>10.61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94597142857" calcext:value-type="float">
            <text:p>10.6994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13832258065" calcext:value-type="float">
            <text:p>10.82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319483871" calcext:value-type="float">
            <text:p>10.9013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89392" calcext:value-type="float">
            <text:p>10.96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2410322581" calcext:value-type="float">
            <text:p>11.1462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5672" calcext:value-type="float">
            <text:p>11.1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8588387097" calcext:value-type="float">
            <text:p>11.074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47027096774" calcext:value-type="float">
            <text:p>11.054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99224" calcext:value-type="float">
            <text:p>10.85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91741935484" calcext:value-type="float">
            <text:p>10.59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5029677419" calcext:value-type="float">
            <text:p>10.427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16711428571" calcext:value-type="float">
            <text:p>10.4316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0753548387" calcext:value-type="float">
            <text:p>10.558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4008" calcext:value-type="float">
            <text:p>10.6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38016" calcext:value-type="float">
            <text:p>10.55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1326451613" calcext:value-type="float">
            <text:p>10.5371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94504" calcext:value-type="float">
            <text:p>10.63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74592" calcext:value-type="float">
            <text:p>10.707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9573333333" calcext:value-type="float">
            <text:p>10.6229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06260645161" calcext:value-type="float">
            <text:p>10.4906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13304" calcext:value-type="float">
            <text:p>10.44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8054193548" calcext:value-type="float">
            <text:p>10.450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17" calcext:value-type="float">
            <text:p>10.504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5086451613" calcext:value-type="float">
            <text:p>10.497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0985806452" calcext:value-type="float">
            <text:p>10.498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33472" calcext:value-type="float">
            <text:p>10.42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55157142857" calcext:value-type="float">
            <text:p>10.3855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9588" calcext:value-type="float">
            <text:p>10.4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8416516129" calcext:value-type="float">
            <text:p>10.608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1158709677" calcext:value-type="float">
            <text:p>10.538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72208" calcext:value-type="float">
            <text:p>10.3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07421935484" calcext:value-type="float">
            <text:p>10.190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4128" calcext:value-type="float">
            <text:p>10.13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7486451613" calcext:value-type="float">
            <text:p>10.1317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4579310345" calcext:value-type="float">
            <text:p>10.1934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84459354839" calcext:value-type="float">
            <text:p>10.2784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09734193548" calcext:value-type="float">
            <text:p>10.270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7656" calcext:value-type="float">
            <text:p>10.26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76825806452" calcext:value-type="float">
            <text:p>10.21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46608" calcext:value-type="float">
            <text:p>10.21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8709677419" calcext:value-type="float">
            <text:p>10.32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6126451613" calcext:value-type="float">
            <text:p>10.1866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2952" calcext:value-type="float">
            <text:p>10.1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76712" calcext:value-type="float">
            <text:p>9.96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997909677419" calcext:value-type="float">
            <text:p>9.959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16508571429" calcext:value-type="float">
            <text:p>10.0516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11" calcext:value-type="float">
            <text:p>10.02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1225806452" calcext:value-type="float">
            <text:p>10.309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954" calcext:value-type="float">
            <text:p>10.28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46921290323" calcext:value-type="float">
            <text:p>10.404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9019354839" calcext:value-type="float">
            <text:p>10.497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86584" calcext:value-type="float">
            <text:p>10.39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53574193548" calcext:value-type="float">
            <text:p>10.29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0688" calcext:value-type="float">
            <text:p>10.05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0397419355" calcext:value-type="float">
            <text:p>10.015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98794285714" calcext:value-type="float">
            <text:p>10.0298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3073548387" calcext:value-type="float">
            <text:p>10.1283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8949677419" calcext:value-type="float">
            <text:p>10.1348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4488" calcext:value-type="float">
            <text:p>10.2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4678709677" calcext:value-type="float">
            <text:p>10.3064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99288" calcext:value-type="float">
            <text:p>10.19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26449032258" calcext:value-type="float">
            <text:p>10.2726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27489032258" calcext:value-type="float">
            <text:p>10.3427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2521290323" calcext:value-type="float">
            <text:p>10.3132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07872" calcext:value-type="float">
            <text:p>10.2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2176516129" calcext:value-type="float">
            <text:p>10.2121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80737142857" calcext:value-type="float">
            <text:p>10.2780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41948387097" calcext:value-type="float">
            <text:p>10.334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82087741936" calcext:value-type="float">
            <text:p>10.2982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3112" calcext:value-type="float">
            <text:p>10.38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608" calcext:value-type="float">
            <text:p>10.4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66872" calcext:value-type="float">
            <text:p>10.47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7473548387" calcext:value-type="float">
            <text:p>10.2197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21592258065" calcext:value-type="float">
            <text:p>10.1721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5824" calcext:value-type="float">
            <text:p>10.17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6455172414" calcext:value-type="float">
            <text:p>10.1046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85042857143" calcext:value-type="float">
            <text:p>10.3485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58416" calcext:value-type="float">
            <text:p>10.36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4892903226" calcext:value-type="float">
            <text:p>10.2934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29908965517" calcext:value-type="float">
            <text:p>10.29299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60689032258" calcext:value-type="float">
            <text:p>10.236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9429677419" calcext:value-type="float">
            <text:p>10.137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25936" calcext:value-type="float">
            <text:p>10.03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44929032258" calcext:value-type="float">
            <text:p>9.9734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8232" calcext:value-type="float">
            <text:p>9.91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802425806452" calcext:value-type="float">
            <text:p>9.928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74202857143" calcext:value-type="float">
            <text:p>10.0574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5161290323" calcext:value-type="float">
            <text:p>10.139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2846451613" calcext:value-type="float">
            <text:p>10.2292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08025" calcext:value-type="float">
            <text:p>10.230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0273548387" calcext:value-type="float">
            <text:p>10.1740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3224" calcext:value-type="float">
            <text:p>10.1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4843870968" calcext:value-type="float">
            <text:p>10.094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1587096774" calcext:value-type="float">
            <text:p>10.131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5704" calcext:value-type="float">
            <text:p>10.2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51261935484" calcext:value-type="float">
            <text:p>10.2151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00352" calcext:value-type="float">
            <text:p>10.3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5989677419" calcext:value-type="float">
            <text:p>10.4335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4357142857" calcext:value-type="float">
            <text:p>10.5074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5326451613" calcext:value-type="float">
            <text:p>10.6895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7168" calcext:value-type="float">
            <text:p>10.78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2317419355" calcext:value-type="float">
            <text:p>10.7892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7736" calcext:value-type="float">
            <text:p>10.71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36100645161" calcext:value-type="float">
            <text:p>10.743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5070967742" calcext:value-type="float">
            <text:p>10.755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5848" calcext:value-type="float">
            <text:p>10.74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4882580645" calcext:value-type="float">
            <text:p>10.592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3736" calcext:value-type="float">
            <text:p>10.55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0221538461" calcext:value-type="float">
            <text:p>10.728022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96925714286" calcext:value-type="float">
            <text:p>10.9296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14988387097" calcext:value-type="float">
            <text:p>10.8614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8968" calcext:value-type="float">
            <text:p>10.8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32802580645" calcext:value-type="float">
            <text:p>10.833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2752" calcext:value-type="float">
            <text:p>10.86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3501935484" calcext:value-type="float">
            <text:p>10.8643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5256774194" calcext:value-type="float">
            <text:p>10.7075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836" calcext:value-type="float">
            <text:p>10.49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61785806452" calcext:value-type="float">
            <text:p>10.3761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3284" calcext:value-type="float">
            <text:p>10.2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28647741936" calcext:value-type="float">
            <text:p>10.212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0258064516" calcext:value-type="float">
            <text:p>10.43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4750967742" calcext:value-type="float">
            <text:p>10.4994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3984" calcext:value-type="float">
            <text:p>10.47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37667096774" calcext:value-type="float">
            <text:p>10.423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3144" calcext:value-type="float">
            <text:p>10.4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6116129032" calcext:value-type="float">
            <text:p>10.485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4015483871" calcext:value-type="float">
            <text:p>10.37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3516923077" calcext:value-type="float">
            <text:p>10.28735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6736" calcext:value-type="float">
            <text:p>10.29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62048" calcext:value-type="float">
            <text:p>10.37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196" calcext:value-type="float">
            <text:p>10.7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8516129032" calcext:value-type="float">
            <text:p>10.881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3455483871" calcext:value-type="float">
            <text:p>10.876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66348387097" calcext:value-type="float">
            <text:p>10.80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42" calcext:value-type="float">
            <text:p>10.7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70802580645" calcext:value-type="float">
            <text:p>10.757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439483871" calcext:value-type="float">
            <text:p>10.718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84192" calcext:value-type="float">
            <text:p>10.61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6498064516" calcext:value-type="float">
            <text:p>10.471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6592" calcext:value-type="float">
            <text:p>10.50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16614193548" calcext:value-type="float">
            <text:p>10.441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18245714286" calcext:value-type="float">
            <text:p>10.4618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9695483871" calcext:value-type="float">
            <text:p>10.534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99491612903" calcext:value-type="float">
            <text:p>10.6299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65776" calcext:value-type="float">
            <text:p>10.66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3587096774" calcext:value-type="float">
            <text:p>10.588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7264" calcext:value-type="float">
            <text:p>10.56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3870967742" calcext:value-type="float">
            <text:p>10.557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17478709677" calcext:value-type="float">
            <text:p>10.6417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2704" calcext:value-type="float">
            <text:p>10.4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83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024" calcext:value-type="float">
            <text:p>10.3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30" meta:object-count="0"/>
    <meta:user-defined meta:name="AppVersion">3.0</meta:user-defined>
  </office:meta>
</office:document-meta>
</file>